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1pt solid #000000" fo:border-bottom="1pt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1.75mm"/>
    </style:style>
    <style:style style:name="Table154.B" style:family="table-column">
      <style:table-column-properties style:column-width="40.57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3" style:family="table-cell">
      <style:table-cell-properties fo:background-color="transparent" fo:padding="0.97mm" fo:border-left="none" fo:border-right="none" fo:border-top="none" fo:border-bottom="1pt solid #000000">
        <style:background-image/>
      </style:table-cell-properties>
    </style:style>
    <style:style style:name="Table160" style:family="table">
      <style:table-properties style:width="169.92mm" table:align="left"/>
    </style:style>
    <style:style style:name="Table160.A" style:family="table-column">
      <style:table-column-properties style:column-width="21.75mm"/>
    </style:style>
    <style:style style:name="Table160.B" style:family="table-column">
      <style:table-column-properties style:column-width="37.04mm"/>
    </style:style>
    <style:style style:name="Table160.A1" style:family="table-cell">
      <style:table-cell-properties fo:padding="0.97mm" fo:border="none"/>
    </style:style>
    <style:style style:name="Table160.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2.44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3" style:family="table-cell">
      <style:table-cell-properties fo:background-color="transparent" fo:padding="0.97mm" fo:border-left="none" fo:border-right="none" fo:border-top="none" fo:border-bottom="1pt solid #000000">
        <style:background-image/>
      </style:table-cell-properties>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53.39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3" style:family="table-cell">
      <style:table-cell-properties fo:background-color="transparent" fo:padding="0.97mm" fo:border-left="none" fo:border-right="none" fo:border-top="none" fo:border-bottom="1pt solid #000000">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40.57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1pt solid #000000">
        <style:background-image/>
      </style:table-cell-properties>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32.86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1pt solid #000000">
        <style:background-image/>
      </style:table-cell-properties>
    </style:style>
    <style:style style:name="Table61" style:family="table">
      <style:table-properties style:width="169.92mm" table:align="left"/>
    </style:style>
    <style:style style:name="Table61.A" style:family="table-column">
      <style:table-column-properties style:column-width="21.75mm"/>
    </style:style>
    <style:style style:name="Table61.B" style:family="table-column">
      <style:table-column-properties style:column-width="148.17mm"/>
    </style:style>
    <style:style style:name="Table61.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40.57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3" style:family="table-cell">
      <style:table-cell-properties fo:background-color="transparent" fo:padding="0.97mm" fo:border-left="none" fo:border-right="none" fo:border-top="none" fo:border-bottom="1pt solid #000000">
        <style:background-image/>
      </style:table-cell-properties>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3.36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3" style:family="table-cell">
      <style:table-cell-properties fo:background-color="transparent" fo:padding="0.97mm" fo:border-left="none" fo:border-right="none" fo:border-top="none" fo:border-bottom="1pt solid #000000">
        <style:background-image/>
      </style:table-cell-properties>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51.06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note">
      <style:text-properties fo:language="en" fo:country="US" fo:background-color="transparent"/>
    </style:style>
    <style:style style:name="P8" style:family="paragraph" style:parent-style-name="Default_5f_ntt">
      <style:text-properties fo:language="en" fo:country="US"/>
    </style:style>
    <style:style style:name="P9" style:family="paragraph" style:parent-style-name="Default_5f_ntt">
      <style:text-properties fo:language="en" fo:country="US" fo:font-style="normal" style:font-style-asian="normal" style:font-style-complex="normal"/>
    </style:style>
    <style:style style:name="P10" style:family="paragraph" style:parent-style-name="cmd_5f_code">
      <style:text-properties officeooo:rsid="001cdb28" officeooo:paragraph-rsid="001cdb28"/>
    </style:style>
    <style:style style:name="P11" style:family="paragraph" style:parent-style-name="cmd_5f_code">
      <style:text-properties officeooo:paragraph-rsid="001cdb28"/>
    </style:style>
    <style:style style:name="P12" style:family="paragraph" style:parent-style-name="cmd_5f_code">
      <style:text-properties style:font-name="Courier New" fo:font-size="10.5pt" officeooo:rsid="001cdb28" officeooo:paragraph-rsid="001cdb28"/>
    </style:style>
    <style:style style:name="P13" style:family="paragraph" style:parent-style-name="Standard">
      <style:text-properties officeooo:rsid="001970a3" officeooo:paragraph-rsid="001e5c12"/>
    </style:style>
    <style:style style:name="P14"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d8d22"/>
    </style:style>
  </office:automatic-styles>
  <office:body>
    <office:text text:use-soft-page-breaks="true">
      <office:forms form:automatic-focus="false" form:apply-design-mode="false"/>
      <text:tracked-changes>
        <text:changed-region xml:id="ct57748992" text:id="ct57748992">
          <text:insertion>
            <office:change-info>
              <dc:creator>Denis Kotlar</dc:creator>
              <dc:date>2016-12-07T15:52:00</dc:date>
            </office:change-info>
          </text:insertion>
        </text:changed-region>
        <text:changed-region xml:id="ct50140080" text:id="ct50140080">
          <text:insertion>
            <office:change-info>
              <dc:creator>Denis Kotlar</dc:creator>
              <dc:date>2016-12-07T16:00:00</dc:date>
            </office:change-info>
          </text:insertion>
        </text:changed-region>
        <text:changed-region xml:id="ct94030960" text:id="ct94030960">
          <text:insertion>
            <office:change-info>
              <dc:creator>Denis Kotlar</dc:creator>
              <dc:date>2016-12-07T15: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344343930859113633" text:style-name="Outline">
        <text:list-item>
          <text:list>
            <text:list-item>
              <text:h text:style-name="P14" text:outline-level="2">CALibrate</text:h>
            </text:list-item>
          </text:list>
        </text:list-item>
      </text:list>
      <text:p text:style-name="Standard">This subsystem provides commands for the PSU calibration. Only one channel can be calibrated at a time. If calibration mode has not been enabled with CALibrate:STATe, the calibration commands will generate an error. Use CALibrate:SAVE to save any changes, otherwise all changes will be lost on exit from calibration mode. Within the same calibration session both output voltage and current can be calibrated for the currently selected channel.</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e[: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LEVel </text:a><text:a xlink:type="simple" xlink:href="#cal_curr_lev" text:style-name="Internet_20_link" text:visited-style-name="Visited_20_Internet_20_Link"><text:span text:style-name="T1">{&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6">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LEVel </text:a><text:a xlink:type="simple" xlink:href="#cal_volt_lev" text:style-name="Internet_20_link" text:visited-style-name="Visited_20_Internet_20_Link"><text:span text:style-name="T1">{&lt;level&gt;}</text:span></text:a></text:p>
          </table:table-cell>
          <table:table-cell table:style-name="Table56.A2" office:value-type="string">
            <text:p text:style-name="Standard">Calibrates the output voltage programming</text:p>
          </table:table-cell>
        </table:table-row>
      </table:table>
      <text:list xml:id="list160019295824591"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P1">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P1">Description</text:p>
          </table:table-cell>
          <table:table-cell table:style-name="Table154.A1" table:number-columns-spanned="4" office:value-type="string">
            <text:p text:style-name="P6">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www.envox.hr/eez/bench-power-supply/psu-scpi-reference-manual/psu-scpi-parameters-and-settings.html#programming_parameters" text:style-name="Internet_20_link" text:visited-style-name="Visited_20_Internet_20_Link"><text:span text:style-name="T4">Section 8.1</text:span></text:a>). </text:p>
            <text:p text:style-name="P6">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6"/>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P1">Parameters</text:p>
          </table:table-cell>
          <table:table-cell table:style-name="Table154.B3" office:value-type="string">
            <text:p text:style-name="P3">Name</text:p>
          </table:table-cell>
          <table:table-cell table:style-name="Table154.B3" office:value-type="string">
            <text:p text:style-name="P3">Type</text:p>
          </table:table-cell>
          <table:table-cell table:style-name="Table154.B3" office:value-type="string">
            <text:p text:style-name="P3">Range</text:p>
          </table:table-cell>
          <table:table-cell table:style-name="Table154.B3" office:value-type="string">
            <text:p text:style-name="P3">Default</text:p>
          </table:table-cell>
        </table:table-row>
        <table:table-row>
          <table:covered-table-cell/>
          <table:table-cell table:style-name="Table154.A1" office:value-type="string">
            <text:p text:style-name="Standard">&lt;bool&gt;</text:p>
          </table:table-cell>
          <table:table-cell table:style-name="Table154.A1" office:value-type="string">
            <text:p text:style-name="P3">Discrete</text:p>
          </table:table-cell>
          <table:table-cell table:style-name="Table154.A1" office:value-type="string">
            <text:p text:style-name="P5">ON|OFF|0|1</text:p>
          </table:table-cell>
          <table:table-cell table:style-name="Table154.A1" office:value-type="string">
            <text:p text:style-name="P3">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3">Quoted string</text:p>
          </table:table-cell>
          <table:table-cell table:style-name="Table154.A1" office:value-type="string">
            <text:p text:style-name="P5">4 to 16 characters</text:p>
          </table:table-cell>
          <table:table-cell table:style-name="Table154.A1" office:value-type="string">
            <text:p text:style-name="P3"><text:span text:style-name="T3">"</text:span>eezpsu<text:span text:style-name="T3">"</text:span></text:p>
          </table:table-cell>
        </table:table-row>
        <table:table-row>
          <table:table-cell table:style-name="Table154.A1" office:value-type="string">
            <text:p text:style-name="P9">Return</text:p>
          </table:table-cell>
          <table:table-cell table:style-name="Table154.A1" table:number-columns-spanned="4" office:value-type="string">
            <text:p text:style-name="P2">The returned parameter is 0 (OFF) or 1 (ON).</text:p>
          </table:table-cell>
          <table:covered-table-cell/>
          <table:covered-table-cell/>
          <table:covered-table-cell/>
        </table:table-row>
        <table:table-row>
          <table:table-cell table:style-name="Table154.A1" office:value-type="string">
            <text:p text:style-name="P8"><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P8">Errors</text:p>
          </table:table-cell>
          <table:table-cell table:style-name="Table154.A1" table:number-columns-spanned="4" office:value-type="string">
            <text:p text:style-name="cmd_5f_code">102,"Invalid cal password<text:span text:style-name="T2">"</text:span></text:p>
            <text:p text:style-name="cmd_5f_code">104,"Bad sequence of calibration commands<text:span text:style-name="T2">"</text:span></text:p>
            <text:p text:style-name="P10"><text:change-start text:change-id="ct57748992"/>312,"Cannot execute when the channels are coupled"<text:change-end text:change-id="ct57748992"/></text:p>
          </table:table-cell>
          <table:covered-table-cell/>
          <table:covered-table-cell/>
          <table:covered-table-cell/>
        </table:table-row>
        <table:table-row>
          <table:table-cell table:style-name="Table154.A1" office:value-type="string">
            <text:p text:style-name="P8">Related Commands</text:p>
          </table:table-cell>
          <table:table-cell table:style-name="Table154.A1" table:number-columns-spanned="4" office:value-type="string">
            <text:p text:style-name="Standard">CALibration:STATe</text:p>
            <text:p text:style-name="Standard">DIAGnostic[:INFOrmation]:OTIMe?<text:change-start text:change-id="ct50140080"/></text:p>
            <text:p text:style-name="P13">INSTrument:COUPle:TRACking<text:change-end text:change-id="ct50140080"/></text:p>
          </table:table-cell>
          <table:covered-table-cell/>
          <table:covered-table-cell/>
          <table:covered-table-cell/>
        </table:table-row>
      </table:table>
      <text:list xml:id="list160021142654374" text:continue-numbering="true" text:style-name="Outline">
        <text:list-item>
          <text:list>
            <text:list-item>
              <text:list>
                <text:list-item>
                  <text:h text:style-name="Heading_20_3" text:outline-level="3"><text:bookmark text:name="cal_cle"/><text:soft-page-break/>CALibration:CLEar</text:h>
                </text:list-item>
              </text:list>
            </text:list-item>
          </text:list>
        </text:list-item>
      </text:list>
      <table:table table:name="Table160" table:style-name="Table160">
        <table:table-column table:style-name="Table160.A"/>
        <table:table-column table:style-name="Table160.B" table:number-columns-repeated="4"/>
        <table:table-row>
          <table:table-cell table:style-name="Table160.A1" office:value-type="string">
            <text:p text:style-name="P1">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P1">Description</text:p>
          </table:table-cell>
          <table:table-cell table:style-name="Table160.A1" table:number-columns-spanned="4" office:value-type="string">
            <text:p text:style-name="P6">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P1">Parameters</text:p>
          </table:table-cell>
          <table:table-cell table:style-name="Table160.B3" office:value-type="string">
            <text:p text:style-name="P3">Name</text:p>
          </table:table-cell>
          <table:table-cell table:style-name="Table160.B3" office:value-type="string">
            <text:p text:style-name="P3">Type</text:p>
          </table:table-cell>
          <table:table-cell table:style-name="Table160.B3" office:value-type="string">
            <text:p text:style-name="P3">Range</text:p>
          </table:table-cell>
          <table:table-cell table:style-name="Table160.B3" office:value-type="string">
            <text:p text:style-name="P3">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3">Quoted string</text:p>
          </table:table-cell>
          <table:table-cell table:style-name="Table160.A1" office:value-type="string">
            <text:p text:style-name="P5">4 to 16 characters</text:p>
          </table:table-cell>
          <table:table-cell table:style-name="Table160.A1" office:value-type="string">
            <text:p text:style-name="P3"><text:span text:style-name="T3">"</text:span>eezpsu<text:span text:style-name="T3">"</text:span></text:p>
          </table:table-cell>
        </table:table-row>
        <table:table-row>
          <table:table-cell table:style-name="Table160.A1" office:value-type="string">
            <text:p text:style-name="P9">Return</text:p>
          </table:table-cell>
          <table:table-cell table:style-name="Table160.A1" table:number-columns-spanned="4" office:value-type="string">
            <text:p text:style-name="P2">None</text:p>
          </table:table-cell>
          <table:covered-table-cell/>
          <table:covered-table-cell/>
          <table:covered-table-cell/>
        </table:table-row>
        <table:table-row>
          <table:table-cell table:style-name="Table160.A1" office:value-type="string">
            <text:p text:style-name="P8"><text:span text:style-name="T5">Usage</text:span><text:span text:style-name="T6"> </text:span><text:span text:style-name="T5">example</text:span></text:p>
          </table:table-cell>
          <table:table-cell table:style-name="Table160.A1" table:number-columns-spanned="4" office:value-type="string">
            <text:p text:style-name="cmd_5f_code">DIAG:CAL?</text:p>
            <text:p text:style-name="cmd_5f_code_5f_single">"remark=20161003 new5","u_cal_params_exists=1","u_min_level=0.15V","u_min_data=0.14V","u_min_adc=0.15V","u_mid_level=19.10V","u_mid_data=19.07V","u_mid_adc=18.79V","u_max_level=38.00V","u_max_data=37.90V","u_max_adc=37.39V","u_min_range=0.026046V","u_max_range=39.997372V","i_cal_params_exists=1","i_min_level=0.05A","i_min_data=0.06A","i_min_adc=0.06A","i_mid_level=2.42A","i_mid_data=2.45A","i_mid_adc=2.43A","i_max_level=4.80A","i_max_data=4.84A","i_max_adc=4.81A","i_min_range=0.000000A","i_max_range=5.000022A"</text:p>
            <text:p text:style-name="cmd_5f_code">CAL:STAT?</text:p>
            <text:p text:style-name="cmd_5f_code_5f_single">1</text:p>
            <text:p text:style-name="cmd_5f_code">CAL:CLE “eezpsu”</text:p>
            <text:p text:style-name="cmd_5f_code">CAL:STAT?</text:p>
            <text:p text:style-name="cmd_5f_code_20_Start">0</text:p>
            <text:p text:style-name="cmd_5f_code_5f_single">DIAG:CAL?</text:p>
            <text:p text:style-name="cmd_5f_code">"remark= Not calibrated","u_cal_params_exists=0","i_cal_params_exists=0" </text:p>
          </table:table-cell>
          <table:covered-table-cell/>
          <table:covered-table-cell/>
          <table:covered-table-cell/>
        </table:table-row>
        <table:table-row>
          <table:table-cell table:style-name="Table160.A1" office:value-type="string">
            <text:p text:style-name="P8">Errors</text:p>
          </table:table-cell>
          <table:table-cell table:style-name="Table160.A1" table:number-columns-spanned="4" office:value-type="string">
            <text:p text:style-name="cmd_5f_code">102,"Invalid cal password<text:span text:style-name="T2">"</text:span></text:p>
          </table:table-cell>
          <table:covered-table-cell/>
          <table:covered-table-cell/>
          <table:covered-table-cell/>
        </table:table-row>
        <table:table-row>
          <table:table-cell table:style-name="Table160.A1" office:value-type="string">
            <text:p text:style-name="P8">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160019527383959"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P1">Description</text:p>
          </table:table-cell>
          <table:table-cell table:style-name="Table19.A1" table:number-columns-spanned="4" office:value-type="string">
            <text:p text:style-name="P2">This command can only be used when calibration is enabled and the output state of the currently selected channel is ON. It enters a current value that is obtained by reading an external meter. The minimum calibration level (CAL:CURR:LEV MIN) has to be selected first for the value being entered, then the middle and maximum calibration levels (CAL:CURR:LEV MID and CAL:CURR:LEV MAX) for the value being entered. Three 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P1">&lt;new value&gt;</text:p>
          </table:table-cell>
          <table:table-cell table:style-name="Table19.A1" office:value-type="string">
            <text:p text:style-name="P3">numeric (NR2)</text:p>
          </table:table-cell>
          <table:table-cell table:style-name="Table19.A1" office:value-type="string">
            <text:p text:style-name="P4">-0.2A to MAX + 0.2A</text:p>
            <text:p text:style-name="P4">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9.A1" office:value-type="string">
            <text:p text:style-name="P3">–</text:p>
          </table:table-cell>
        </table:table-row>
        <table:table-row>
          <table:table-cell table:style-name="Table19.A1" office:value-type="string">
            <text:p text:style-name="P9">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P8"><text:span text:style-name="T5">Usage</text:span><text:span text:style-name="T6"> </text:span><text:span text:style-name="T5">example</text:span></text:p>
          </table:table-cell>
          <table:table-cell table:style-name="Table19.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ext:soft-page-break/>
        <table:table-row>
          <table:table-cell table:style-name="Table19.A1" office:value-type="string">
            <text:p text:style-name="P8">Errors</text:p>
          </table:table-cell>
          <table:table-cell table:style-name="Table1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
      <text:list xml:id="list160019737702005"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P1">Description</text:p>
          </table:table-cell>
          <table:table-cell table:style-name="Table2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CURR command. During calibration, three points must be entered and the low-end point (MIN) must be selected and entered first.</text:p>
            <text:p text:style-name="P2"/>
            <text:p text:style-name="P7">This command will set output voltage to MAXimum / 2 (for example 25V for the PSU model with 0-50V).</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P2">&lt;level&gt;</text:p>
          </table:table-cell>
          <table:table-cell table:style-name="Table20.A1" office:value-type="string">
            <text:p text:style-name="P3">Discrete</text:p>
          </table:table-cell>
          <table:table-cell table:style-name="Table2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20.A1" office:value-type="string">
            <text:p text:style-name="P3">–</text:p>
          </table:table-cell>
        </table:table-row>
        <table:table-row>
          <table:table-cell table:style-name="Table20.A1" office:value-type="string">
            <text:p text:style-name="P9">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P8"><text:span text:style-name="T5">Usage</text:span><text:span text:style-name="T6"> </text:span><text:span text:style-name="T5">example</text:span></text:p>
          </table:table-cell>
          <table:table-cell table:style-name="Table20.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P8">Errors</text:p>
          </table:table-cell>
          <table:table-cell table:style-name="Table20.A1" table:number-columns-spanned="4" office:value-type="string">
            <text:p text:style-name="cmd_5f_code">101,"Calibration <text:span text:style-name="T7">state</text:span>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20.A1" office:value-type="string">
            <text:p text:style-name="P8">Related Commands</text:p>
          </table:table-cell>
          <table:table-cell table:style-name="Table20.A1" table:number-columns-spanned="4" office:value-type="string">
            <text:p text:style-name="Standard">CALibration:STATe</text:p>
            <text:p text:style-name="Standard">INSTrument:NSELect</text:p>
            <text:p text:style-name="Standard">INSTrument[:SELect]</text:p>
          </table:table-cell>
          <table:covered-table-cell/>
          <table:covered-table-cell/>
          <table:covered-table-cell/>
        </table:table-row>
      </table:table>
      <text:list xml:id="list160020915074700"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Syntax</text:p>
          </table:table-cell>
          <table:table-cell table:style-name="Table54.A1" table:number-columns-spanned="4" office:value-type="string">
            <text:p text:style-name="cmd_5f_root">CALibration:PASSword:NEW {&lt;old code&gt;, &lt;new code&gt;}</text:p>
          </table:table-cell>
          <table:covered-table-cell/>
          <table:covered-table-cell/>
          <table:covered-table-cell/>
        </table:table-row>
        <table:table-row>
          <table:table-cell table:style-name="Table54.A1" office:value-type="string">
            <text:p text:style-name="P1">Description</text:p>
          </table:table-cell>
          <table:table-cell table:style-name="Table54.A1" table:number-columns-spanned="4" office:value-type="string">
            <text:p text:style-name="P2">Enter a new calibratio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The new password is automatically stored in nonvolatile memory and does not have to be stored with CALibrate:SAVE.</text:p>
          </table:table-cell>
          <table:covered-table-cell/>
          <table:covered-table-cell/>
          <table:covered-table-cell/>
        </table:table-row>
        <table:table-row>
          <table:table-cell table:style-name="Table54.A1" table:number-rows-spanned="2" office:value-type="string">
            <text:p text:style-name="P1">Parameters</text:p>
          </table:table-cell>
          <table:table-cell table:style-name="Table54.B3" office:value-type="string">
            <text:p text:style-name="P3">Name</text:p>
          </table:table-cell>
          <table:table-cell table:style-name="Table54.B3" office:value-type="string">
            <text:p text:style-name="P3">Type</text:p>
          </table:table-cell>
          <table:table-cell table:style-name="Table54.B3" office:value-type="string">
            <text:p text:style-name="P3">Range</text:p>
          </table:table-cell>
          <table:table-cell table:style-name="Table54.B3" office:value-type="string">
            <text:p text:style-name="P3">Default</text:p>
          </table:table-cell>
        </table:table-row>
        <table:table-row>
          <table:covered-table-cell/>
          <table:table-cell table:style-name="Table54.A1" office:value-type="string">
            <text:p text:style-name="P2">&lt;old code&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text:p>
          </table:table-cell>
        </table:table-row>
        <table:table-row>
          <table:table-cell table:style-name="Table54.A1" office:value-type="string">
            <text:p text:style-name="Standard"/>
          </table:table-cell>
          <table:table-cell table:style-name="Table54.A1" office:value-type="string">
            <text:p text:style-name="P2">&lt;new code&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text:p>
          </table:table-cell>
        </table:table-row>
        <table:table-row>
          <table:table-cell table:style-name="Table54.A1" office:value-type="string">
            <text:p text:style-name="P9">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P8"><text:span text:style-name="T5">Usage</text:span><text:span text:style-name="T6"> </text:span><text:span text:style-name="T5">example</text:span></text:p>
          </table:table-cell>
          <table:table-cell table:style-name="Table54.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4.A1" office:value-type="string">
            <text:p text:style-name="P8">Errors</text:p>
          </table:table-cell>
          <table:table-cell table:style-name="Table54.A1" table:number-columns-spanned="4" office:value-type="string">
            <text:p text:style-name="cmd_5f_code">102,"Invalid cal password<text:span text:style-name="T2">"</text:span></text:p>
            <text:p text:style-name="cmd_5f_code">105,"Cal password too long<text:span text:style-name="T2">"</text:span></text:p>
            <text:p text:style-name="cmd_5f_code">106,"Cal password too short<text:span text:style-name="T2">"</text:span></text:p>
          </table:table-cell>
          <table:covered-table-cell/>
          <table:covered-table-cell/>
          <table:covered-table-cell/>
        </table:table-row>
      </table:table>
      <text:list xml:id="list160020632989151"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1">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P1">Description</text:p>
          </table:table-cell>
          <table:table-cell table:style-name="Table57.A1" table:number-columns-spanned="4" office:value-type="string">
            <text:p text:style-name="P6">Record calibration information about the <text:span text:style-name="T3">PSU</text:span>. The calibration message is consist of two parts:</text:p>
            <text:list xml:id="list4111428898515157065" text:style-name="List_20_1">
              <text:list-item>
                <text:p text:style-name="List_20_1_20_Start">datetime stamp in format <text:span text:style-name="T6">yyyymmdd</text:span><text:span text:style-name="T5"> and</text:span></text:p>
              </text:list-item>
              <text:list-item>
                <text:p text:style-name="List_20_1_20_End">up to 32 characters. </text:p>
              </text:list-item>
            </text:list>
            <text:p text:style-name="P2"><text:soft-page-break/>The <text:span text:style-name="T3">PSU</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P1">Parameters</text:p>
          </table:table-cell>
          <table:table-cell table:style-name="Table57.B3" office:value-type="string">
            <text:p text:style-name="P3">Name</text:p>
          </table:table-cell>
          <table:table-cell table:style-name="Table57.B3" office:value-type="string">
            <text:p text:style-name="P3">Type</text:p>
          </table:table-cell>
          <table:table-cell table:style-name="Table57.B3" office:value-type="string">
            <text:p text:style-name="P3">Range</text:p>
          </table:table-cell>
          <table:table-cell table:style-name="Table57.B3" office:value-type="string">
            <text:p text:style-name="P3">Default</text:p>
          </table:table-cell>
        </table:table-row>
        <table:table-row>
          <table:covered-table-cell/>
          <table:table-cell table:style-name="Table57.A1" office:value-type="string">
            <text:p text:style-name="P2">&lt;user remark&gt;</text:p>
          </table:table-cell>
          <table:table-cell table:style-name="Table57.A1" office:value-type="string">
            <text:p text:style-name="P3">Quoted string</text:p>
          </table:table-cell>
          <table:table-cell table:style-name="Table57.A1" office:value-type="string">
            <text:p text:style-name="P5">0 to 32 characters</text:p>
          </table:table-cell>
          <table:table-cell table:style-name="Table57.A1" office:value-type="string">
            <text:p text:style-name="P3"><text:span text:style-name="T3">"Calibration</text:span> passed<text:span text:style-name="T3">"</text:span></text:p>
          </table:table-cell>
        </table:table-row>
        <table:table-row>
          <table:table-cell table:style-name="Table57.A1" office:value-type="string">
            <text:p text:style-name="P9">Return</text:p>
          </table:table-cell>
          <table:table-cell table:style-name="Table57.A1" table:number-columns-spanned="4" office:value-type="string">
            <text:p text:style-name="P2">Query the calibration message.</text:p>
          </table:table-cell>
          <table:covered-table-cell/>
          <table:covered-table-cell/>
          <table:covered-table-cell/>
        </table:table-row>
        <table:table-row>
          <table:table-cell table:style-name="Table57.A1" office:value-type="string">
            <text:p text:style-name="P8"><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3">"</text:span>Calibrated by EEZ<text:span text:style-name="T3">"</text:span> is executed at 2015-09-14:</text:p>
            <text:p text:style-name="cmd_5f_code_20_Start">CAL:REM <text:span text:style-name="T2">"</text:span>Calibrated by EEZ<text:span text:style-name="T2">"</text:span></text:p>
            <text:p text:style-name="cmd_5f_code">CAL:REM?</text:p>
            <text:p text:style-name="cmd_5f_code_20_End"><text:span text:style-name="T2">"</text:span>20150904 Calibrated by EEZ<text:span text:style-name="T2">"</text:span></text:p>
            <text:p text:style-name="Standard">See also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P8">Errors</text:p>
          </table:table-cell>
          <table:table-cell table:style-name="Table57.A1" table:number-columns-spanned="4" office:value-type="string">
            <text:p text:style-name="Standard">The following errors could be generated by command but not query:</text:p>
            <text:p text:style-name="cmd_5f_code_20_Start">101,"Calibration <text:span text:style-name="T7">state</text:span>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57.A1" office:value-type="string">
            <text:p text:style-name="P8">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60020590023304" text:continue-list="list160020632989151"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P1">Syntax</text:p>
          </table:table-cell>
          <table:table-cell table:style-name="Table61.A1" office:value-type="string">
            <text:p text:style-name="cmd_5f_root">CALibration:SAVE</text:p>
          </table:table-cell>
        </table:table-row>
        <table:table-row>
          <table:table-cell table:style-name="Table61.A1" office:value-type="string">
            <text:p text:style-name="P1">Description</text:p>
          </table:table-cell>
          <table:table-cell table:style-name="Table61.A1" office:value-type="string">
            <text:p text:style-name="P2">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able:table-cell>
        </table:table-row>
        <table:table-row>
          <table:table-cell table:style-name="Table61.A1" office:value-type="string">
            <text:p text:style-name="P9">Return</text:p>
          </table:table-cell>
          <table:table-cell table:style-name="Table61.A1" office:value-type="string">
            <text:p text:style-name="P2">None</text:p>
          </table:table-cell>
        </table:table-row>
        <table:table-row>
          <table:table-cell table:style-name="Table61.A1" office:value-type="string">
            <text:p text:style-name="P8"><text:span text:style-name="T5">Usage</text:span><text:span text:style-name="T6"> </text:span><text:span text:style-name="T5">example</text:span></text:p>
          </table:table-cell>
          <table:table-cell table:style-name="Table61.A1"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table-row>
        <table:table-row>
          <table:table-cell table:style-name="Table61.A1" office:value-type="string">
            <text:p text:style-name="P8">Errors</text:p>
          </table:table-cell>
          <table:table-cell table:style-name="Table61.A1" office:value-type="string">
            <text:p text:style-name="cmd_5f_code">-340,"Calibration failed<text:span text:style-name="T2">"</text:span><text:change-start text:change-id="ct94030960"/></text:p>
            <text:p text:style-name="P12">101,"Calibration state is off" <text:change-end text:change-id="ct94030960"/></text:p>
            <text:p text:style-name="cmd_5f_code">104,"Bad sequence of calibration commands<text:span text:style-name="T2">"</text:span></text:p>
            <text:p text:style-name="cmd_5f_code">111,"No new cal data exists<text:span text:style-name="T2">"</text:span></text:p>
          </table:table-cell>
        </table:table-row>
      </table:table>
      <text:list xml:id="list160021001035834"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1">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P1">Description</text:p>
          </table:table-cell>
          <table:table-cell table:style-name="Table58.A1" table:number-columns-spanned="4" office:value-type="string">
            <text:p text:style-name="P6">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P1">Parameters</text:p>
          </table:table-cell>
          <table:table-cell table:style-name="Table58.B3" office:value-type="string">
            <text:p text:style-name="P3">Name</text:p>
          </table:table-cell>
          <table:table-cell table:style-name="Table58.B3" office:value-type="string">
            <text:p text:style-name="P3">Type</text:p>
          </table:table-cell>
          <table:table-cell table:style-name="Table58.B3" office:value-type="string">
            <text:p text:style-name="P3">Range</text:p>
          </table:table-cell>
          <table:table-cell table:style-name="Table58.B3" office:value-type="string">
            <text:p text:style-name="P3">Default</text:p>
          </table:table-cell>
        </table:table-row>
        <table:table-row>
          <table:covered-table-cell/>
          <table:table-cell table:style-name="Table58.A1" office:value-type="string">
            <text:p text:style-name="Standard">&lt;bool&gt;</text:p>
          </table:table-cell>
          <table:table-cell table:style-name="Table58.A1" office:value-type="string">
            <text:p text:style-name="P3">Discrete</text:p>
          </table:table-cell>
          <table:table-cell table:style-name="Table58.A1" office:value-type="string">
            <text:p text:style-name="P5">OFF|ON|0|1</text:p>
          </table:table-cell>
          <table:table-cell table:style-name="Table58.A1" office:value-type="string">
            <text:p text:style-name="P3">ON</text:p>
          </table:table-cell>
        </table:table-row>
        <table:table-row>
          <table:table-cell table:style-name="Table58.A1" office:value-type="string">
            <text:p text:style-name="P9">Return</text:p>
          </table:table-cell>
          <table:table-cell table:style-name="Table58.A1" table:number-columns-spanned="4" office:value-type="string">
            <text:p text:style-name="P2">The returned parameter is 0 (OFF) or 1 (ON).</text:p>
          </table:table-cell>
          <table:covered-table-cell/>
          <table:covered-table-cell/>
          <table:covered-table-cell/>
        </table:table-row>
        <table:table-row>
          <table:table-cell table:style-name="Table58.A1" office:value-type="string">
            <text:p text:style-name="P8"><text:span text:style-name="T5">Usage</text:span><text:span text:style-name="T6"> </text:span><text:span text:style-name="T5">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P8">Errors</text:p>
          </table:table-cell>
          <table:table-cell table:style-name="Table58.A1" table:number-columns-spanned="4" office:value-type="string">
            <text:p text:style-name="P11">110,"Cal params missing or corrupted<text:span text:style-name="T2">"</text:span></text:p>
          </table:table-cell>
          <table:covered-table-cell/>
          <table:covered-table-cell/>
          <table:covered-table-cell/>
        </table:table-row>
        <table:table-row>
          <table:table-cell table:style-name="Table58.A1" office:value-type="string">
            <text:p text:style-name="P8">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60020018056183"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1">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able:table-row>
          <table:table-cell table:style-name="Table59.A1" office:value-type="string">
            <text:p text:style-name="P1">Description</text:p>
          </table:table-cell>
          <table:table-cell table:style-name="Table59.A1" table:number-columns-spanned="4" office:value-type="string">
            <text:p text:style-name="P6">This command can only be used when calibration is enabled and the output state of the currently selected channel is ON. It enters a voltage value that you obtained by reading <text:soft-page-break/>an external meter. You must first select the minimum calibration level (CAL:VOLT:LEV MIN) for the value being entered. You must then select the middle and maximum calibration levels (CAL:VOLT:LEV MID and CAL:VOLT:LEV MAX) for the value being entered. Three successive values must be selected and entered. The <text:span text:style-name="T3">PSU</text:span> then computes new voltage <text:span text:style-name="T4">calibration constants. These constants has to be stored in non-volatile memory with CALibration:SAVE command.</text:span></text:p>
          </table:table-cell>
          <table:covered-table-cell/>
          <table:covered-table-cell/>
          <table:covered-table-cell/>
        </table:table-row>
        <table:table-row>
          <table:table-cell table:style-name="Table59.A1" table:number-rows-spanned="2" office:value-type="string">
            <text:p text:style-name="P1">Parameters</text:p>
          </table:table-cell>
          <table:table-cell table:style-name="Table59.B3" office:value-type="string">
            <text:p text:style-name="P3">Name</text:p>
          </table:table-cell>
          <table:table-cell table:style-name="Table59.B3" office:value-type="string">
            <text:p text:style-name="P3">Type</text:p>
          </table:table-cell>
          <table:table-cell table:style-name="Table59.B3" office:value-type="string">
            <text:p text:style-name="P3">Range</text:p>
          </table:table-cell>
          <table:table-cell table:style-name="Table59.B3" office:value-type="string">
            <text:p text:style-name="P3">Default</text:p>
          </table:table-cell>
        </table:table-row>
        <table:table-row>
          <table:covered-table-cell/>
          <table:table-cell table:style-name="Table59.A1" office:value-type="string">
            <text:p text:style-name="P1">&lt;new value&gt;</text:p>
          </table:table-cell>
          <table:table-cell table:style-name="Table59.A1" office:value-type="string">
            <text:p text:style-name="P3">numeric (NR2)</text:p>
          </table:table-cell>
          <table:table-cell table:style-name="Table59.A1" office:value-type="string">
            <text:p text:style-name="P4">-0.5V to MAX + 0.5V</text:p>
            <text:p text:style-name="P4">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9.A1" office:value-type="string">
            <text:p text:style-name="P3">–</text:p>
          </table:table-cell>
        </table:table-row>
        <table:table-row>
          <table:table-cell table:style-name="Table59.A1" office:value-type="string">
            <text:p text:style-name="P9">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P8"><text:span text:style-name="T5">Usage</text:span><text:span text:style-name="T6"> </text:span><text:span text:style-name="T5">example</text:span></text:p>
          </table:table-cell>
          <table:table-cell table:style-name="Table59.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P8">Errors</text:p>
          </table:table-cell>
          <table:table-cell table:style-name="Table5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row>
          <table:table-cell table:style-name="Table59.A1" office:value-type="string">
            <text:p text:style-name="P8">Related Commands</text:p>
          </table:table-cell>
          <table:table-cell table:style-name="Table59.A1" table:number-columns-spanned="4" office:value-type="string">
            <text:p text:style-name="Standard">CALibration:SAVE</text:p>
            <text:p text:style-name="Standard">CALibration:STATe</text:p>
            <text:p text:style-name="Standard">INSTrument:NSELect</text:p>
            <text:p text:style-name="Standard">INSTrument[:SELect]</text:p>
          </table:table-cell>
          <table:covered-table-cell/>
          <table:covered-table-cell/>
          <table:covered-table-cell/>
        </table:table-row>
      </table:table>
      <text:list xml:id="list160019569839346"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1">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P1">Description</text:p>
          </table:table-cell>
          <table:table-cell table:style-name="Table6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VOLT[:DATA] command. During calibration, three points must be entered and the low-end point (MIN) must be selected and entered first. </text:p>
            <text:p text:style-name="P2"/>
            <text:p text:style-name="note">This command will set output current to 50mA.</text:p>
          </table:table-cell>
          <table:covered-table-cell/>
          <table:covered-table-cell/>
          <table:covered-table-cell/>
        </table:table-row>
        <table:table-row>
          <table:table-cell table:style-name="Table60.A1" table:number-rows-spanned="2" office:value-type="string">
            <text:p text:style-name="P1">Parameters</text:p>
          </table:table-cell>
          <table:table-cell table:style-name="Table60.B3" office:value-type="string">
            <text:p text:style-name="P3">Name</text:p>
          </table:table-cell>
          <table:table-cell table:style-name="Table60.B3" office:value-type="string">
            <text:p text:style-name="P3">Type</text:p>
          </table:table-cell>
          <table:table-cell table:style-name="Table60.B3" office:value-type="string">
            <text:p text:style-name="P3">Range</text:p>
          </table:table-cell>
          <table:table-cell table:style-name="Table60.B3" office:value-type="string">
            <text:p text:style-name="P3">Default</text:p>
          </table:table-cell>
        </table:table-row>
        <table:table-row>
          <table:covered-table-cell/>
          <table:table-cell table:style-name="Table60.A1" office:value-type="string">
            <text:p text:style-name="P2">&lt;level&gt;</text:p>
          </table:table-cell>
          <table:table-cell table:style-name="Table60.A1" office:value-type="string">
            <text:p text:style-name="P3">Discrete</text:p>
          </table:table-cell>
          <table:table-cell table:style-name="Table6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60.A1" office:value-type="string">
            <text:p text:style-name="P3">–</text:p>
          </table:table-cell>
        </table:table-row>
        <table:table-row>
          <table:table-cell table:style-name="Table60.A1" office:value-type="string">
            <text:p text:style-name="P9">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P8"><text:span text:style-name="T5">Usage</text:span><text:span text:style-name="T6"> </text:span><text:span text:style-name="T5">example</text:span></text:p>
          </table:table-cell>
          <table:table-cell table:style-name="Table60.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P8">Errors</text:p>
          </table:table-cell>
          <table:table-cell table:style-name="Table60.A1" table:number-columns-spanned="4" office:value-type="string">
            <text:p text:style-name="cmd_5f_code">101,"Calibration <text:span text:style-name="T7">state</text:span> is off<text:span text:style-name="T2">"</text:span></text:p>
            <text:p text:style-name="cmd_5f_code">104,"Bad sequence of calibration commands<text:span text:style-name="T2">"</text:span></text:p>
          </table:table-cell>
          <table:covered-table-cell/>
          <table:covered-table-cell/>
          <table:covered-table-cell/>
        </table:table-row>
      </table:table>
      <text:list xml:id="list160020223061794" text:continue-numbering="true" text:style-name="Outline">
        <text:list-item>
          <text:list>
            <text:list-item>
              <text:list>
                <text:list-item>
                  <text:h text:style-name="Heading_20_3" text:outline-level="3"/>
                </text:list-item>
              </text:list>
            </text:list-item>
          </text:list>
        </text:list-item>
      </text:list>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2.CALibrat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2. CALibrate</dc:title>
    <meta:document-statistic meta:table-count="11" meta:image-count="0" meta:object-count="0" meta:page-count="5" meta:paragraph-count="290" meta:word-count="1279" meta:character-count="9435" meta:non-whitespace-character-count="8444"/>
    <meta:user-defined meta:name="WebPublish_HTML_Profile">HTML</meta:user-defined>
    <meta:user-defined meta:name="WebPublish_Post_AdditionalCategories">9</meta:user-defined>
    <meta:user-defined meta:name="WebPublish_Post_Id">2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